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8cm" fo:min-width="1.98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0.718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81cm" svg:stroke-color="#6666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ff3333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cfe7f5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9999" draw:textarea-horizontal-align="justify" draw:textarea-vertical-align="middle" draw:auto-grow-height="false" fo:min-height="11.128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13.668cm" fo:min-width="0.718cm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-color="#ff9999" draw:opacity="50%" draw:textarea-horizontal-align="justify" draw:textarea-vertical-align="middle" draw:auto-grow-height="false" fo:min-height="2.29cm" fo:min-width="4.58cm"/>
    </style:style>
    <style:style style:name="gr1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2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29cm" fo:min-width="4.58cm"/>
    </style:style>
    <style:style style:name="gr25" style:family="graphic" style:parent-style-name="standard">
      <style:graphic-properties svg:stroke-color="#000000" draw:fill-color="#99ff99" draw:textarea-horizontal-align="justify" draw:textarea-vertical-align="middle" draw:auto-grow-height="false" fo:min-height="1.02cm" fo:min-width="7.12cm"/>
    </style:style>
    <style:style style:name="gr26" style:family="graphic" style:parent-style-name="standard">
      <style:graphic-properties draw:stroke="none" svg:stroke-color="#000000" draw:fill-color="#99ff99" draw:opacity="50%" draw:textarea-horizontal-align="justify" draw:textarea-vertical-align="middle" draw:auto-grow-height="false" fo:min-height="1.02cm" fo:min-width="7.12cm"/>
    </style:style>
    <style:style style:name="gr27" style:family="graphic" style:parent-style-name="standard">
      <style:graphic-properties svg:stroke-color="#000000" draw:fill-color="#ffcc00" draw:textarea-horizontal-align="justify" draw:textarea-vertical-align="middle" draw:auto-grow-height="false" fo:min-height="2.29cm" fo:min-width="1.786cm"/>
    </style:style>
    <style:style style:name="gr28" style:family="graphic" style:parent-style-name="standard">
      <style:graphic-properties svg:stroke-color="#000000" draw:fill-color="#ffcc00" draw:textarea-horizontal-align="justify" draw:textarea-vertical-align="middle" draw:auto-grow-height="false" fo:min-height="1.368cm" fo:min-width="1.118cm"/>
    </style:style>
    <style:style style:name="gr29" style:family="graphic" style:parent-style-name="standard">
      <style:graphic-properties svg:stroke-color="#000000" draw:fill-color="#99ffff" draw:textarea-horizontal-align="justify" draw:textarea-vertical-align="middle" draw:auto-grow-height="false" fo:min-height="1.02cm" fo:min-width="1.786cm"/>
    </style:style>
    <style:style style:name="gr30" style:family="graphic" style:parent-style-name="standard">
      <style:graphic-properties svg:stroke-color="#000000" draw:fill-color="#99ffff" draw:textarea-horizontal-align="justify" draw:textarea-vertical-align="middle" draw:auto-grow-height="false" fo:min-height="1.368cm" fo:min-width="1.118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svg:stroke-width="0.081cm" svg:stroke-color="#99ff66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37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1.786cm"/>
    </style:style>
    <style:style style:name="gr38" style:family="graphic" style:parent-style-name="standard">
      <style:graphic-properties svg:stroke-color="#000000" draw:fill-color="#ccff66" draw:textarea-horizontal-align="justify" draw:textarea-vertical-align="middle" draw:auto-grow-height="false" fo:min-height="13.72cm" fo:min-width="0.262cm"/>
    </style:style>
    <style:style style:name="gr39" style:family="graphic" style:parent-style-name="standard">
      <style:graphic-properties svg:stroke-color="#000000" draw:fill-color="#ff6666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="solid" draw:fill-color="#ff9999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9999" draw:opacity="50%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loext:graphic-properties draw:fill-color="#99ff99"/>
      <style:paragraph-properties fo:text-align="center"/>
    </style:style>
    <style:style style:name="P14" style:family="paragraph">
      <loext:graphic-properties draw:fill-color="#99ff99" draw:opacity="50%"/>
      <style:paragraph-properties fo:text-align="center"/>
    </style:style>
    <style:style style:name="P15" style:family="paragraph">
      <loext:graphic-properties draw:fill-color="#ffcc00"/>
      <style:paragraph-properties fo:text-align="center"/>
    </style:style>
    <style:style style:name="P16" style:family="paragraph">
      <loext:graphic-properties draw:fill-color="#99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ccff66"/>
      <style:paragraph-properties fo:text-align="center"/>
    </style:style>
    <style:style style:name="P19" style:family="paragraph">
      <loext:graphic-properties draw:fill-color="#ff6666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.27cm" svg:x="5.08cm" svg:y="16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0.16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svg:x="6.9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2cm" svg:y1="1.524cm" svg:x2="7.62cm" svg:y2="18.034cm">
          <text:p/>
        </draw:line>
        <draw:line draw:style-name="gr5" draw:text-style-name="P1" draw:layer="layout" svg:x1="5.08cm" svg:y1="17.272cm" svg:x2="2.032cm" svg:y2="17.272cm">
          <text:p/>
        </draw:line>
        <draw:line draw:style-name="gr5" draw:text-style-name="P1" draw:layer="layout" svg:x1="6.958cm" svg:y1="3.302cm" svg:x2="2.032cm" svg:y2="3.302cm">
          <text:p/>
        </draw:line>
        <draw:line draw:style-name="gr6" draw:text-style-name="P2" draw:layer="layout" svg:x1="2.356cm" svg:y1="17.272cm" svg:x2="2.356cm" svg:y2="3.302cm">
          <text:p/>
        </draw:line>
        <draw:line draw:style-name="gr5" draw:text-style-name="P1" draw:layer="layout" svg:x1="6.35cm" svg:y1="5.842cm" svg:x2="3.302cm" svg:y2="5.842cm">
          <text:p/>
        </draw:line>
        <draw:line draw:style-name="gr6" draw:text-style-name="P2" draw:layer="layout" svg:x1="3.464cm" svg:y1="5.842cm" svg:x2="3.464cm" svg:y2="17.272cm">
          <text:p/>
        </draw:line>
        <draw:line draw:style-name="gr5" draw:text-style-name="P1" draw:layer="layout" svg:x1="5.08cm" svg:y1="16.002cm" svg:x2="4.318cm" svg:y2="16.002cm">
          <text:p/>
        </draw:line>
        <draw:line draw:style-name="gr6" draw:text-style-name="P2" draw:layer="layout" svg:x1="4.572cm" svg:y1="17.272cm" svg:x2="4.572cm" svg:y2="16.002cm">
          <text:p/>
        </draw:line>
        <draw:frame draw:style-name="gr7" draw:text-style-name="P3" draw:layer="layout" svg:width="1.37cm" svg:height="0.962cm" draw:transform="rotate (1.5707963267949) translate (3.61cm 17.272cm)">
          <draw:text-box>
            <text:p>50</text:p>
          </draw:text-box>
        </draw:frame>
        <draw:frame draw:style-name="gr8" draw:text-style-name="P3" draw:layer="layout" svg:width="1.778cm" svg:height="0.962cm" draw:transform="rotate (1.5707963267949) translate (2.594cm 12.446cm)">
          <draw:text-box>
            <text:p>449</text:p>
          </draw:text-box>
        </draw:frame>
        <draw:frame draw:style-name="gr9" draw:text-style-name="P3" draw:layer="layout" svg:width="1.556cm" svg:height="0.962cm" draw:transform="rotate (1.5707963267949) translate (1.394cm 10.922cm)">
          <draw:text-box>
            <text:p>550</text:p>
          </draw:text-box>
        </draw:frame>
        <draw:line draw:style-name="gr5" draw:text-style-name="P1" draw:layer="layout" svg:x1="6.958cm" svg:y1="3.302cm" svg:x2="6.958cm" svg:y2="2.54cm">
          <text:p/>
        </draw:line>
        <draw:line draw:style-name="gr5" draw:text-style-name="P1" draw:layer="layout" svg:x1="8.228cm" svg:y1="3.302cm" svg:x2="8.228cm" svg:y2="2.54cm">
          <text:p/>
        </draw:line>
        <draw:line draw:style-name="gr6" draw:text-style-name="P2" draw:layer="layout" svg:x1="6.958cm" svg:y1="2.794cm" svg:x2="8.228cm" svg:y2="2.794cm">
          <text:p/>
        </draw:line>
        <draw:line draw:style-name="gr5" draw:text-style-name="P1" draw:layer="layout" svg:x1="6.35cm" svg:y1="5.842cm" svg:x2="6.35cm" svg:y2="1.524cm">
          <text:p/>
        </draw:line>
        <draw:line draw:style-name="gr5" draw:text-style-name="P1" draw:layer="layout" svg:x1="8.89cm" svg:y1="5.842cm" svg:x2="8.89cm" svg:y2="1.524cm">
          <text:p/>
        </draw:line>
        <draw:line draw:style-name="gr6" draw:text-style-name="P2" draw:layer="layout" svg:x1="6.35cm" svg:y1="1.778cm" svg:x2="8.89cm" svg:y2="1.778cm">
          <text:p/>
        </draw:line>
        <draw:line draw:style-name="gr5" draw:text-style-name="P1" draw:layer="layout" svg:x1="5.08cm" svg:y1="17.272cm" svg:x2="5.08cm" svg:y2="18.288cm">
          <text:p/>
        </draw:line>
        <draw:line draw:style-name="gr5" draw:text-style-name="P1" draw:layer="layout" svg:x1="10.16cm" svg:y1="17.272cm" svg:x2="10.16cm" svg:y2="18.288cm">
          <text:p/>
        </draw:line>
        <draw:line draw:style-name="gr6" draw:text-style-name="P2" draw:layer="layout" svg:x1="5.08cm" svg:y1="18.188cm" svg:x2="10.16cm" svg:y2="18.188cm">
          <text:p/>
        </draw:line>
        <draw:frame draw:style-name="gr9" draw:text-style-name="P3" draw:layer="layout" svg:width="1.7cm" svg:height="0.962cm" svg:x="6.682cm" svg:y="1.832cm">
          <draw:text-box>
            <text:p><text:span text:style-name="T1">Ø</text:span><text:span text:style-name="T2">49</text:span></text:p>
          </draw:text-box>
        </draw:frame>
        <draw:frame draw:style-name="gr9" draw:text-style-name="P3" draw:layer="layout" svg:width="2.051cm" svg:height="0.962cm" svg:x="6.585cm" svg:y="0.816cm">
          <draw:text-box>
            <text:p><text:span text:style-name="T1">Ø</text:span><text:span text:style-name="T2">100</text:span></text:p>
          </draw:text-box>
        </draw:frame>
        <draw:frame draw:style-name="gr9" draw:text-style-name="P3" draw:layer="layout" svg:width="2.052cm" svg:height="0.962cm" svg:x="6.585cm" svg:y="17.326cm">
          <draw:text-box>
            <text:p><text:span text:style-name="T1">Ø2</text:span><text:span text:style-name="T2">00</text:span></text:p>
          </draw:text-box>
        </draw:frame>
        <draw:g>
          <draw:line draw:style-name="gr10" draw:text-style-name="P1" draw:layer="layout" svg:x1="7.62cm" svg:y1="17.272cm" svg:x2="7.62cm" svg:y2="14.732cm">
            <text:p/>
          </draw:line>
          <draw:line draw:style-name="gr11" draw:text-style-name="P1" draw:layer="layout" svg:x1="7.62cm" svg:y1="17.272cm" svg:x2="10.16cm" svg:y2="17.272cm">
            <text:p/>
          </draw:line>
        </draw:g>
        <draw:custom-shape draw:style-name="gr12" draw:text-style-name="P4" draw:layer="layout" svg:width="5.08cm" svg:height="1.27cm" svg:x="11.938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4cm" svg:height="11.43cm" svg:x="19.30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7.526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578cm" svg:y1="15.494cm" svg:x2="14.578cm" svg:y2="17.78cm">
          <text:p/>
        </draw:line>
        <draw:line draw:style-name="gr4" draw:text-style-name="P1" draw:layer="layout" svg:x1="20.574cm" svg:y1="5.334cm" svg:x2="20.574cm" svg:y2="18.034cm">
          <text:p/>
        </draw:line>
        <draw:custom-shape draw:style-name="gr14" draw:text-style-name="P6" draw:layer="layout" svg:width="1.27cm" svg:height="1.27cm" svg:x="22.352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27cm" svg:height="13.97cm" svg:x="24.0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714cm" svg:y1="2.54cm" svg:x2="24.75cm" svg:y2="18.034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7" draw:text-style-name="P9" draw:layer="layout" svg:width="5.08cm" svg:height="2.54cm" svg:x="13.362cm" svg:y="13.2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6.35cm" svg:y1="7.62cm" svg:x2="6.35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6.35cm" svg:y1="1.524cm" svg:x2="6.35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path draw:style-name="gr19" draw:text-style-name="P1" draw:layer="layout" svg:width="1.269cm" svg:height="1.269cm" draw:transform="rotate (-3.14159265358979) translate (6.196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6.196cm 3.302cm)" svg:viewBox="0 0 1270 1270" svg:d="M0 1270c1270 0 1270-1270 1270-1270">
          <text:p/>
        </draw:path>
        <draw:custom-shape draw:style-name="gr20" draw:text-style-name="P1" draw:layer="layout" svg:width="1.27cm" svg:height="1.27cm" svg:x="10.768cm" svg:y="2.7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polygon draw:style-name="gr21" draw:text-style-name="P1" draw:layer="layout" svg:width="10.159cm" svg:height="2.539cm" draw:transform="rotate (-3.14159265358979) translate (12.7cm 8.89cm)" svg:viewBox="0 0 10160 2540" draw:points="0,0 7620,0 7620,1270 10160,1270 10160,2540 0,2540">
          <text:p/>
        </draw:polygon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2.038cm" svg:y1="8.89cm" svg:x2="12.038cm" svg:y2="6.35cm">
          <text:p/>
        </draw:line>
        <draw:line draw:style-name="gr22" draw:text-style-name="P1" draw:layer="layout" svg:x1="10.768cm" svg:y1="8.89cm" svg:x2="10.768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5" draw:text-style-name="P1" draw:layer="layout" svg:x1="13.97cm" svg:y1="6.35cm" svg:x2="12.7cm" svg:y2="6.35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6.35cm" svg:y1="8.89cm" svg:x2="6.35cm" svg:y2="10.1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6.35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11" draw:layer="layout" svg:width="1.556cm" svg:height="0.962cm" svg:x="6.826cm" svg:y="10.16cm">
          <draw:text-box>
            <text:p text:style-name="P10"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11" draw:layer="layout" svg:width="1.556cm" svg:height="0.962cm" svg:x="6.826cm" svg:y="4.88cm">
          <draw:text-box>
            <text:p text:style-name="P10">300</text:p>
          </draw:text-box>
        </draw:frame>
        <draw:frame draw:style-name="gr9" draw:text-style-name="P11" draw:layer="layout" svg:width="1.556cm" svg:height="0.962cm" svg:x="4.318cm" svg:y="9.144cm">
          <draw:text-box>
            <text:p text:style-name="P10"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11" draw:layer="layout" svg:width="2.032cm" svg:height="0.962cm" draw:transform="rotate (1.5707963267949) translate (0.762cm 4.082cm)">
          <draw:text-box>
            <text:p text:style-name="P10">100</text:p>
          </draw:text-box>
        </draw:frame>
        <draw:line draw:style-name="gr6" draw:text-style-name="P2" draw:layer="layout" svg:x1="3.81cm" svg:y1="10.922cm" svg:x2="11.43cm" svg:y2="10.922cm">
          <text:p/>
        </draw:line>
        <draw:line draw:style-name="gr6" draw:text-style-name="P2" draw:layer="layout" svg:x1="2.54cm" svg:y1="11.938cm" svg:x2="12.7cm" svg:y2="11.938cm">
          <text:p/>
        </draw:line>
        <draw:frame draw:style-name="gr9" draw:text-style-name="P11" draw:layer="layout" svg:width="1.556cm" svg:height="0.962cm" svg:x="6.826cm" svg:y="11.122cm">
          <draw:text-box>
            <text:p text:style-name="P10">400</text:p>
          </draw:text-box>
        </draw:frame>
        <draw:frame draw:style-name="gr23" draw:text-style-name="P11" draw:layer="layout" svg:width="2.032cm" svg:height="0.962cm" draw:transform="rotate (1.5707963267949) translate (0.762cm 7.62cm)">
          <draw:text-box>
            <text:p text:style-name="P10">50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4.992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7.78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7.8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3.87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3.8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0.574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5.046cm" svg:y1="12.446cm" svg:x2="25.046cm" svg:y2="18.796cm">
          <text:p/>
        </draw:line>
        <draw:line draw:style-name="gr18" draw:text-style-name="P1" draw:layer="layout" svg:x1="28.956cm" svg:y1="12.446cm" svg:x2="28.9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line draw:style-name="gr5" draw:text-style-name="P1" draw:layer="layout" svg:x1="13.971cm" svg:y1="6.35cm" svg:x2="12.701cm" svg:y2="6.35cm">
          <text:p/>
        </draw:line>
        <draw:frame draw:style-name="gr23" draw:text-style-name="P11" draw:layer="layout" svg:width="2.032cm" svg:height="0.962cm" draw:transform="rotate (1.5707963267949) translate (0.763cm 4.082cm)">
          <draw:text-box>
            <text:p text:style-name="P10">100</text:p>
          </draw:text-box>
        </draw:frame>
        <draw:frame draw:style-name="gr23" draw:text-style-name="P11" draw:layer="layout" svg:width="2.032cm" svg:height="0.962cm" draw:transform="rotate (1.5707963267949) translate (0.763cm 7.62cm)">
          <draw:text-box>
            <text:p text:style-name="P10">50</text:p>
          </draw:text-box>
        </draw:frame>
        <draw:frame draw:style-name="gr23" draw:text-style-name="P11" draw:layer="layout" svg:width="2.032cm" svg:height="0.962cm" draw:transform="rotate (1.5707963267949) translate (13.009cm 8.382cm)">
          <draw:text-box>
            <text:p text:style-name="P10">100</text:p>
          </draw:text-box>
        </draw:frame>
        <draw:line draw:style-name="gr6" draw:text-style-name="P2" draw:layer="layout" svg:x1="13.816cm" svg:y1="8.89cm" svg:x2="13.816cm" svg:y2="6.35cm">
          <text:p/>
        </draw:line>
        <draw:line draw:style-name="gr31" draw:text-style-name="P1" draw:layer="layout" svg:x1="1.778cm" svg:y1="1.524cm" svg:x2="2.794cm" svg:y2="2.54cm">
          <text:p/>
        </draw:line>
        <draw:frame draw:style-name="gr9" draw:text-style-name="P11" draw:layer="layout" svg:width="2.051cm" svg:height="0.962cm" svg:x="0.508cm" svg:y="0.762cm">
          <draw:text-box>
            <text:p text:style-name="P10"><text:span text:style-name="T1">Ø100</text:span></text:p>
          </draw:text-box>
        </draw:frame>
        <draw:line draw:style-name="gr31" draw:text-style-name="P1" draw:layer="layout" svg:x1="4.218cm" svg:y1="1.524cm" svg:x2="5.234cm" svg:y2="2.54cm">
          <text:p/>
        </draw:line>
        <draw:frame draw:style-name="gr9" draw:text-style-name="P11" draw:layer="layout" svg:width="2.051cm" svg:height="0.962cm" svg:x="12.408cm" svg:y="1.016cm">
          <draw:text-box>
            <text:p text:style-name="P10"><text:span text:style-name="T1">Ø</text:span><text:span text:style-name="T1">10</text:span><text:span text:style-name="T1">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g>
          <draw:line draw:style-name="gr10" draw:text-style-name="P1" draw:layer="layout" svg:x1="3.81cm" svg:y1="7.62cm" svg:x2="3.81cm" svg:y2="5.08cm">
            <text:p/>
          </draw:line>
          <draw:line draw:style-name="gr11" draw:text-style-name="P1" draw:layer="layout" svg:x1="3.81cm" svg:y1="7.62cm" svg:x2="6.35cm" svg:y2="7.62cm">
            <text:p/>
          </draw:line>
        </draw:g>
        <draw:g>
          <draw:line draw:style-name="gr32" draw:text-style-name="P1" draw:layer="layout" svg:x1="3.81cm" svg:y1="3.302cm" svg:x2="3.81cm" svg:y2="0.762cm">
            <text:p/>
          </draw:line>
          <draw:line draw:style-name="gr11" draw:text-style-name="P1" draw:layer="layout" svg:x1="3.81cm" svg:y1="3.302cm" svg:x2="6.35cm" svg:y2="3.302cm">
            <text:p/>
          </draw:line>
        </draw:g>
        <draw:frame draw:style-name="gr9" draw:text-style-name="P11" draw:layer="layout" svg:width="2.051cm" svg:height="0.962cm" svg:x="2.948cm" svg:y="0.762cm">
          <draw:text-box>
            <text:p text:style-name="P10"><text:span text:style-name="T1">Ø100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7" draw:text-style-name="P9" draw:layer="layout" svg:width="5.08cm" svg:height="2.54cm" svg:x="10.822cm" svg:y="13.208cm">
          <text:p/>
          <draw:enhanced-geometry svg:viewBox="0 0 21600 21600" draw:type="rectangle" draw:enhanced-path="M 0 0 L 21600 0 21600 21600 0 21600 0 0 Z N"/>
        </draw:custom-shape>
        <draw:polygon draw:style-name="gr21" draw:text-style-name="P1" draw:layer="layout" svg:width="10.159cm" svg:height="2.539cm" svg:x="2.54cm" svg:y="6.35cm" svg:viewBox="0 0 10160 2540" draw:points="0,0 7620,0 7620,1270 10160,1270 10160,2540 0,2540">
          <text:p/>
        </draw:polygon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8.89cm" svg:y1="6.35cm" svg:x2="8.89cm" svg:y2="7.62cm">
          <text:p/>
        </draw:line>
        <draw:line draw:style-name="gr19" draw:text-style-name="P1" draw:layer="layout" svg:x1="8.89cm" svg:y1="7.62cm" svg:x2="10.16cm" svg:y2="7.62cm">
          <text:p/>
        </draw:line>
        <draw:line draw:style-name="gr5" draw:text-style-name="P1" draw:layer="layout" svg:x1="11.43cm" svg:y1="7.62cm" svg:x2="11.43cm" svg:y2="8.89cm">
          <text:p/>
        </draw:line>
        <draw:custom-shape draw:style-name="gr33" draw:text-style-name="P1" draw:layer="layout" svg:width="1.27cm" svg:height="1.27cm" svg:x="10.768cm" svg:y="6.3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8.89cm" svg:y1="1.524cm" svg:x2="8.89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3.81cm" svg:y1="4.572cm" svg:x2="11.43cm" svg:y2="4.572cm">
          <text:p/>
        </draw:line>
        <draw:line draw:style-name="gr19" draw:text-style-name="P1" draw:layer="layout" svg:x1="3.81cm" svg:y1="2.032cm" svg:x2="11.43cm" svg:y2="2.032cm">
          <text:p/>
        </draw:lin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path draw:style-name="gr19" draw:text-style-name="P1" draw:layer="layout" svg:width="1.269cm" svg:height="1.269cm" draw:transform="rotate (-3.14159265358979) translate (10.1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0.16cm 3.302cm)" svg:viewBox="0 0 1270 1270" svg:d="M1270 1270c-1270 0-1270-1270-1270-1270">
          <text:p/>
        </draw:path>
        <draw:custom-shape draw:style-name="gr34" draw:text-style-name="P1" draw:layer="layout" svg:width="1.27cm" svg:height="1.27cm" svg:x="3.148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12.5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546cm 3.302cm)" svg:viewBox="0 0 1270 1270" svg:d="M1270 1270c-1270 0-1270-1270-1270-1270">
          <text:p/>
        </draw:path>
        <draw:custom-shape draw:style-name="gr35" draw:text-style-name="P1" draw:layer="layout" svg:width="1.27cm" svg:height="1.27cm" svg:x="10.768cm" svg:y="2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line draw:style-name="gr22" draw:text-style-name="P1" draw:layer="layout" svg:x1="3.202cm" svg:y1="6.35cm" svg:x2="3.202cm" svg:y2="8.89cm">
          <text:p/>
        </draw:line>
        <draw:line draw:style-name="gr22" draw:text-style-name="P1" draw:layer="layout" svg:x1="4.472cm" svg:y1="6.35cm" svg:x2="4.472cm" svg:y2="8.89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8.89cm" svg:x2="1.27cm" svg:y2="8.89cm">
          <text:p/>
        </draw:line>
        <draw:line draw:style-name="gr6" draw:text-style-name="P2" draw:layer="layout" svg:x1="1.524cm" svg:y1="8.89cm" svg:x2="1.524cm" svg:y2="6.35cm">
          <text:p/>
        </draw:line>
        <draw:line draw:style-name="gr5" draw:text-style-name="P1" draw:layer="layout" svg:x1="13.97cm" svg:y1="7.62cm" svg:x2="12.7cm" svg:y2="7.62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3.716cm" svg:y1="7.62cm" svg:x2="13.716cm" svg:y2="8.89cm">
          <text:p/>
        </draw:line>
        <draw:line draw:style-name="gr5" draw:text-style-name="P1" draw:layer="layout" svg:x1="2.54cm" svg:y1="8.89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8.89cm" svg:y1="8.89cm" svg:x2="8.89cm" svg:y2="9.90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8.89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299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frame draw:style-name="gr9" draw:text-style-name="P3" draw:layer="layout" svg:width="1.556cm" svg:height="0.962cm" svg:x="5.588cm" svg:y="9.144cm">
          <draw:text-box>
            <text:p>199</text:p>
          </draw:text-box>
        </draw:frame>
        <draw:frame draw:style-name="gr23" draw:text-style-name="P3" draw:layer="layout" svg:width="2.032cm" svg:height="0.962cm" draw:transform="rotate (1.5707963267949) translate (0.762cm 8.382cm)">
          <draw:text-box>
            <text:p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299</text:p>
          </draw:text-box>
        </draw:frame>
        <draw:line draw:style-name="gr6" draw:text-style-name="P2" draw:layer="layout" svg:x1="2.54cm" svg:y1="11.938cm" svg:x2="12.7cm" svg:y2="11.938cm">
          <text:p/>
        </draw:line>
        <draw:frame draw:style-name="gr9" draw:text-style-name="P3" draw:layer="layout" svg:width="1.556cm" svg:height="0.962cm" svg:x="6.826cm" svg:y="11.122cm">
          <draw:text-box>
            <text:p>399</text:p>
          </draw:text-box>
        </draw:frame>
        <draw:frame draw:style-name="gr23" draw:text-style-name="P3" draw:layer="layout" svg:width="2.032cm" svg:height="0.962cm" draw:transform="rotate (1.5707963267949) translate (12.954cm 8.89cm)">
          <draw:text-box>
            <text:p>49</text:p>
          </draw:text-box>
        </draw:fram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9.906cm" svg:y="1.016cm">
          <draw:text-box>
            <text:p><text:span text:style-name="T1">Ø</text:span><text:span text:style-name="T1">10</text:span><text:span text:style-name="T1">0</text:span></text:p>
          </draw:text-box>
        </draw:frame>
        <draw:line draw:style-name="gr31" draw:text-style-name="P1" draw:layer="layout" svg:x1="10.668cm" svg:y1="1.778cm" svg:x2="9.906cm" svg:y2="2.54cm">
          <text:p/>
        </draw:line>
        <draw:frame draw:style-name="gr9" draw:text-style-name="P3" draw:layer="layout" svg:width="2.051cm" svg:height="0.962cm" svg:x="12.307cm" svg:y="1.016cm">
          <draw:text-box>
            <text:p><text:span text:style-name="T1">Ø100</text:span></text:p>
          </draw:text-box>
        </draw:frame>
        <draw:line draw:style-name="gr31" draw:text-style-name="P1" draw:layer="layout" svg:x1="13.069cm" svg:y1="1.778cm" svg:x2="12.307cm" svg:y2="2.54cm">
          <text:p/>
        </draw:line>
        <draw:line draw:style-name="gr31" draw:text-style-name="P1" draw:layer="layout" svg:x1="12.954cm" svg:y1="4.826cm" svg:x2="11.938cm" svg:y2="3.81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49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</text:span><text:span text:style-name="T1">50</text:span>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4.4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1.59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0.574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5.5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5.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7.786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7.7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6.67cm" svg:y1="12.446cm" svg:x2="26.67cm" svg:y2="18.796cm">
          <text:p/>
        </draw:line>
        <draw:line draw:style-name="gr18" draw:text-style-name="P1" draw:layer="layout" svg:x1="28.956cm" svg:y1="12.446cm" svg:x2="28.956cm" svg:y2="18.796cm">
          <text:p/>
        </draw:lin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7" draw:text-style-name="P9" draw:layer="layout" svg:width="5.08cm" svg:height="2.54cm" svg:x="13.362cm" svg:y="13.2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6.35cm" svg:y1="7.62cm" svg:x2="6.35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6.35cm" svg:y1="1.524cm" svg:x2="6.35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path draw:style-name="gr19" draw:text-style-name="P1" draw:layer="layout" svg:width="1.269cm" svg:height="1.269cm" draw:transform="rotate (-3.14159265358979) translate (6.196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6.196cm 3.302cm)" svg:viewBox="0 0 1270 1270" svg:d="M0 1270c1270 0 1270-1270 1270-1270">
          <text:p/>
        </draw:path>
        <draw:custom-shape draw:style-name="gr20" draw:text-style-name="P1" draw:layer="layout" svg:width="1.27cm" svg:height="1.27cm" svg:x="10.768cm" svg:y="2.7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polygon draw:style-name="gr21" draw:text-style-name="P1" draw:layer="layout" svg:width="10.159cm" svg:height="2.539cm" draw:transform="rotate (-3.14159265358979) translate (12.7cm 8.89cm)" svg:viewBox="0 0 10160 2540" draw:points="0,0 7620,0 7620,1270 10160,1270 10160,2540 0,2540">
          <text:p/>
        </draw:polygon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2.038cm" svg:y1="8.89cm" svg:x2="12.038cm" svg:y2="6.35cm">
          <text:p/>
        </draw:line>
        <draw:line draw:style-name="gr22" draw:text-style-name="P1" draw:layer="layout" svg:x1="10.768cm" svg:y1="8.89cm" svg:x2="10.768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5" draw:text-style-name="P1" draw:layer="layout" svg:x1="13.97cm" svg:y1="6.35cm" svg:x2="12.7cm" svg:y2="6.35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6.35cm" svg:y1="8.89cm" svg:x2="6.35cm" svg:y2="10.1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6.35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frame draw:style-name="gr9" draw:text-style-name="P3" draw:layer="layout" svg:width="1.556cm" svg:height="0.962cm" svg:x="4.318cm" svg:y="9.144cm">
          <draw:text-box>
            <text:p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10.922cm" svg:x2="11.43cm" svg:y2="10.922cm">
          <text:p/>
        </draw:line>
        <draw:line draw:style-name="gr6" draw:text-style-name="P2" draw:layer="layout" svg:x1="2.54cm" svg:y1="11.938cm" svg:x2="12.7cm" svg:y2="11.938cm">
          <text:p/>
        </draw:line>
        <draw:frame draw:style-name="gr9" draw:text-style-name="P3" draw:layer="layout" svg:width="1.556cm" svg:height="0.962cm" svg:x="6.826cm" svg:y="11.122cm">
          <draw:text-box>
            <text:p>400</text:p>
          </draw:text-box>
        </draw:frame>
        <draw:frame draw:style-name="gr23" draw:text-style-name="P3" draw:layer="layout" svg:width="2.032cm" svg:height="0.962cm" draw:transform="rotate (1.5707963267949) translate (0.762cm 7.62cm)">
          <draw:text-box>
            <text:p>50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4.992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7.78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7.8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3.87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3.8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0.574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5.046cm" svg:y1="12.446cm" svg:x2="25.046cm" svg:y2="18.796cm">
          <text:p/>
        </draw:line>
        <draw:line draw:style-name="gr18" draw:text-style-name="P1" draw:layer="layout" svg:x1="28.956cm" svg:y1="12.446cm" svg:x2="28.9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line draw:style-name="gr5" draw:text-style-name="P1" draw:layer="layout" svg:x1="13.971cm" svg:y1="6.35cm" svg:x2="12.701cm" svg:y2="6.35cm">
          <text:p/>
        </draw:line>
        <draw:frame draw:style-name="gr23" draw:text-style-name="P3" draw:layer="layout" svg:width="2.032cm" svg:height="0.962cm" draw:transform="rotate (1.5707963267949) translate (0.763cm 4.082cm)">
          <draw:text-box>
            <text:p>100</text:p>
          </draw:text-box>
        </draw:frame>
        <draw:frame draw:style-name="gr23" draw:text-style-name="P3" draw:layer="layout" svg:width="2.032cm" svg:height="0.962cm" draw:transform="rotate (1.5707963267949) translate (0.763cm 7.62cm)">
          <draw:text-box>
            <text:p>50</text:p>
          </draw:text-box>
        </draw:frame>
        <draw:frame draw:style-name="gr23" draw:text-style-name="P3" draw:layer="layout" svg:width="2.032cm" svg:height="0.962cm" draw:transform="rotate (1.5707963267949) translate (13.009cm 8.382cm)">
          <draw:text-box>
            <text:p>100</text:p>
          </draw:text-box>
        </draw:frame>
        <draw:line draw:style-name="gr6" draw:text-style-name="P2" draw:layer="layout" svg:x1="13.816cm" svg:y1="8.89cm" svg:x2="13.816cm" svg:y2="6.35cm">
          <text:p/>
        </draw:lin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line draw:style-name="gr31" draw:text-style-name="P1" draw:layer="layout" svg:x1="4.218cm" svg:y1="1.524cm" svg:x2="5.234cm" svg:y2="2.54cm">
          <text:p/>
        </draw:line>
        <draw:frame draw:style-name="gr9" draw:text-style-name="P3" draw:layer="layout" svg:width="2.051cm" svg:height="0.962cm" svg:x="2.94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12.408cm" svg:y="1.016cm">
          <draw:text-box>
            <text:p><text:span text:style-name="T1">Ø10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line draw:style-name="gr31" draw:text-style-name="P1" draw:layer="layout" svg:x1="12.954cm" svg:y1="4.826cm" svg:x2="11.938cm" svg:y2="3.81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50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50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custom-shape draw:style-name="gr36" draw:text-style-name="P1" draw:layer="layout" svg:width="0.635cm" svg:height="0.635cm" svg:x="11.124cm" svg:y="2.99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1.784cm" svg:y1="7.62cm" svg:x2="11.784cm" svg:y2="6.35cm">
          <text:p/>
        </draw:line>
        <draw:line draw:style-name="gr22" draw:text-style-name="P1" draw:layer="layout" svg:x1="11.076cm" svg:y1="7.62cm" svg:x2="11.076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9.906cm">
          <text:p/>
        </draw:line>
        <draw:line draw:style-name="gr5" draw:text-style-name="P1" draw:layer="layout" svg:x1="12.701cm" svg:y1="7.62cm" svg:x2="12.7cm" svg:y2="9.906cm">
          <text:p/>
        </draw:line>
        <draw:frame draw:style-name="gr9" draw:text-style-name="P3" draw:layer="layout" svg:width="1.556cm" svg:height="0.962cm" svg:x="6.826cm" svg:y="7.728cm">
          <draw:text-box>
            <text:p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8.49cm" svg:x2="11.43cm" svg:y2="8.49cm">
          <text:p/>
        </draw:line>
        <draw:line draw:style-name="gr6" draw:text-style-name="P2" draw:layer="layout" svg:x1="2.54cm" svg:y1="9.506cm" svg:x2="12.7cm" svg:y2="9.506cm">
          <text:p/>
        </draw:line>
        <draw:frame draw:style-name="gr9" draw:text-style-name="P3" draw:layer="layout" svg:width="1.556cm" svg:height="0.962cm" svg:x="6.826cm" svg:y="8.69cm">
          <draw:text-box>
            <text:p>400</text:p>
          </draw:text-box>
        </draw:frame>
        <draw:frame draw:style-name="gr23" draw:text-style-name="P3" draw:layer="layout" svg:width="2.032cm" svg:height="0.962cm" draw:transform="rotate (1.5707963267949) translate (0.762cm 7.62cm)">
          <draw:text-box>
            <text:p>50</text:p>
          </draw:text-box>
        </draw:frame>
        <draw:custom-shape draw:style-name="gr25" draw:text-style-name="P13" draw:layer="layout" svg:width="7.62cm" svg:height="1.27cm" svg:x="3.722cm" svg:y="14.4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1.6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7.62cm" svg:height="1.27cm" svg:x="14.49cm" svg:y="14.4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286cm" svg:height="1.27cm" svg:x="20.686cm" svg:y="14.4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0.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2.286cm" svg:height="1.27cm" svg:x="13.374cm" svg:y="14.4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13.42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4.59cm" svg:y1="12.446cm" svg:x2="14.59cm" svg:y2="18.796cm">
          <text:p/>
        </draw:line>
        <draw:line draw:style-name="gr18" draw:text-style-name="P1" draw:layer="layout" svg:x1="21.856cm" svg:y1="12.446cm" svg:x2="21.8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frame draw:style-name="gr23" draw:text-style-name="P3" draw:layer="layout" svg:width="2.032cm" svg:height="0.962cm" draw:transform="rotate (1.5707963267949) translate (0.763cm 4.082cm)">
          <draw:text-box>
            <text:p>100</text:p>
          </draw:text-box>
        </draw:frame>
        <draw:frame draw:style-name="gr23" draw:text-style-name="P3" draw:layer="layout" svg:width="2.032cm" svg:height="0.962cm" draw:transform="rotate (1.5707963267949) translate (0.763cm 7.62cm)">
          <draw:text-box>
            <text:p>50</text:p>
          </draw:text-box>
        </draw:fram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12.408cm" svg:y="1.016cm">
          <draw:text-box>
            <text:p><text:span text:style-name="T1">Ø10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line draw:style-name="gr31" draw:text-style-name="P1" draw:layer="layout" svg:x1="12.954cm" svg:y1="4.826cm" svg:x2="11.76cm" svg:y2="3.556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25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50</text:span></text:p>
          </draw:text-box>
        </draw:frame>
        <draw:polygon draw:style-name="gr21" draw:text-style-name="P1" draw:layer="layout" svg:width="10.16cm" svg:height="1.269cm" svg:x="2.54cm" svg:y="6.35cm" svg:viewBox="0 0 10161 1270" draw:points="0,1270 0,0 10161,0 10161,1270">
          <text:p/>
        </draw:polygon>
        <draw:g>
          <draw:line draw:style-name="gr10" draw:text-style-name="P1" draw:layer="layout" svg:x1="3.81cm" svg:y1="7.62cm" svg:x2="3.81cm" svg:y2="5.08cm">
            <text:p/>
          </draw:line>
          <draw:line draw:style-name="gr11" draw:text-style-name="P1" draw:layer="layout" svg:x1="3.81cm" svg:y1="7.62cm" svg:x2="6.35cm" svg:y2="7.62cm">
            <text:p/>
          </draw:line>
        </draw:g>
        <draw:g>
          <draw:line draw:style-name="gr32" draw:text-style-name="P1" draw:layer="layout" svg:x1="3.81cm" svg:y1="3.302cm" svg:x2="3.81cm" svg:y2="0.762cm">
            <text:p/>
          </draw:line>
          <draw:line draw:style-name="gr11" draw:text-style-name="P1" draw:layer="layout" svg:x1="3.81cm" svg:y1="3.302cm" svg:x2="6.35cm" svg:y2="3.302cm">
            <text:p/>
          </draw:line>
        </draw:g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polygon draw:style-name="gr21" draw:text-style-name="P1" draw:layer="layout" svg:width="0.761cm" svg:height="14.731cm" svg:x="8.636cm" svg:y="2.032cm" svg:viewBox="0 0 762 14732" draw:points="0,0 0,13914 381,14732 762,13914 762,0">
          <text:p/>
        </draw:polygon>
        <draw:line draw:style-name="gr5" draw:text-style-name="P1" draw:layer="layout" svg:x1="8.636cm" svg:y1="16.002cm" svg:x2="9.398cm" svg:y2="16.002cm">
          <text:p/>
        </draw:line>
        <draw:line draw:style-name="gr18" draw:text-style-name="P1" draw:layer="layout" svg:x1="9.017cm" svg:y1="1.524cm" svg:x2="9.017cm" svg:y2="17.526cm">
          <text:p/>
        </draw:line>
        <draw:g>
          <draw:line draw:style-name="gr10" draw:text-style-name="P1" draw:layer="layout" svg:x1="9.017cm" svg:y1="9.398cm" svg:x2="9.017cm" svg:y2="6.858cm">
            <text:p/>
          </draw:line>
          <draw:line draw:style-name="gr11" draw:text-style-name="P1" draw:layer="layout" svg:x1="9.017cm" svg:y1="9.398cm" svg:x2="11.557cm" svg:y2="9.398cm">
            <text:p/>
          </draw:line>
        </draw:g>
        <draw:line draw:style-name="gr5" draw:text-style-name="P1" draw:layer="layout" svg:x1="9.017cm" svg:y1="9.398cm" svg:x2="7.62cm" svg:y2="9.398cm">
          <text:p/>
        </draw:line>
        <draw:line draw:style-name="gr5" draw:text-style-name="P1" draw:layer="layout" svg:x1="8.89cm" svg:y1="2.032cm" svg:x2="7.62cm" svg:y2="2.032cm">
          <text:p/>
        </draw:line>
        <draw:line draw:style-name="gr5" draw:text-style-name="P1" draw:layer="layout" svg:x1="9.017cm" svg:y1="16.002cm" svg:x2="7.62cm" svg:y2="16.002cm">
          <text:p/>
        </draw:line>
        <draw:line draw:style-name="gr6" draw:text-style-name="P2" draw:layer="layout" svg:x1="7.874cm" svg:y1="2.032cm" svg:x2="7.874cm" svg:y2="9.398cm">
          <text:p/>
        </draw:line>
        <draw:line draw:style-name="gr6" draw:text-style-name="P2" draw:layer="layout" svg:x1="7.874cm" svg:y1="9.398cm" svg:x2="7.874cm" svg:y2="16.002cm">
          <text:p/>
        </draw:line>
        <draw:line draw:style-name="gr5" draw:text-style-name="P1" draw:layer="layout" svg:x1="8.636cm" svg:y1="2.032cm" svg:x2="8.636cm" svg:y2="1.524cm">
          <text:p/>
        </draw:line>
        <draw:line draw:style-name="gr5" draw:text-style-name="P1" draw:layer="layout" svg:x1="9.398cm" svg:y1="2.032cm" svg:x2="9.398cm" svg:y2="1.524cm">
          <text:p/>
        </draw:line>
        <draw:line draw:style-name="gr6" draw:text-style-name="P2" draw:layer="layout" svg:x1="8.636cm" svg:y1="1.778cm" svg:x2="9.398cm" svg:y2="1.778cm">
          <text:p/>
        </draw:line>
        <draw:frame draw:style-name="gr9" draw:text-style-name="P3" draw:layer="layout" svg:width="1.7cm" svg:height="0.962cm" svg:x="8.206cm" svg:y="0.762cm">
          <draw:text-box>
            <text:p><text:span text:style-name="T1">Ø</text:span><text:span text:style-name="T1">2</text:span><text:span text:style-name="T1">4</text:span></text:p>
          </draw:text-box>
        </draw:frame>
        <draw:frame draw:style-name="gr23" draw:text-style-name="P11" draw:layer="layout" svg:width="2.032cm" svg:height="0.962cm" draw:transform="rotate (1.5707963267949) translate (7.112cm 6.604cm)">
          <draw:text-box>
            <text:p text:style-name="P10">300</text:p>
          </draw:text-box>
        </draw:frame>
        <draw:frame draw:style-name="gr23" draw:text-style-name="P11" draw:layer="layout" svg:width="2.032cm" svg:height="0.962cm" draw:transform="rotate (1.5707963267949) translate (7.112cm 13.462cm)">
          <draw:text-box>
            <text:p text:style-name="P10">225</text:p>
          </draw:text-box>
        </draw:frame>
        <draw:line draw:style-name="gr5" draw:text-style-name="P1" draw:layer="layout" svg:x1="9.017cm" svg:y1="16.764cm" svg:x2="7.62cm" svg:y2="16.764cm">
          <text:p/>
        </draw:line>
        <draw:frame draw:style-name="gr23" draw:text-style-name="P11" draw:layer="layout" svg:width="2.032cm" svg:height="0.962cm" draw:transform="rotate (1.5707963267949) translate (6.912cm 17.018cm)">
          <draw:text-box>
            <text:p text:style-name="P10">25</text:p>
          </draw:text-box>
        </draw:frame>
        <draw:line draw:style-name="gr6" draw:text-style-name="P2" draw:layer="layout" svg:x1="7.874cm" svg:y1="16.002cm" svg:x2="7.874cm" svg:y2="16.764cm">
          <text:p/>
        </draw:line>
        <draw:line draw:style-name="gr5" draw:text-style-name="P1" draw:layer="layout" svg:x1="9.017cm" svg:y1="16.764cm" svg:x2="6.604cm" svg:y2="16.764cm">
          <text:p/>
        </draw:line>
        <draw:line draw:style-name="gr5" draw:text-style-name="P1" draw:layer="layout" svg:x1="9.017cm" svg:y1="2.032cm" svg:x2="6.604cm" svg:y2="2.032cm">
          <text:p/>
        </draw:line>
        <draw:line draw:style-name="gr6" draw:text-style-name="P2" draw:layer="layout" svg:x1="6.858cm" svg:y1="2.032cm" svg:x2="6.912cm" svg:y2="16.764cm">
          <text:p/>
        </draw:line>
        <draw:frame draw:style-name="gr23" draw:text-style-name="P11" draw:layer="layout" svg:width="2.032cm" svg:height="0.962cm" draw:transform="rotate (1.5707963267949) translate (6.096cm 10.16cm)">
          <draw:text-box>
            <text:p text:style-name="P10">550</text:p>
          </draw:text-box>
        </draw:frame>
        <draw:custom-shape draw:style-name="gr38" draw:text-style-name="P18" draw:layer="layout" svg:width="0.762cm" svg:height="13.97cm" svg:x="13.462cm" svg:y="1.0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3.208cm" svg:y="15.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gr39" draw:text-style-name="P19" draw:layer="layout" svg:width="0.761cm" svg:height="0.761cm" svg:x="13.462cm" svg:y="16.764cm" svg:viewBox="0 0 762 762" draw:points="381,762 0,0 762,0">
          <text:p/>
        </draw:polygon>
        <draw:line draw:style-name="gr18" draw:text-style-name="P1" draw:layer="layout" svg:x1="13.87cm" svg:y1="0.762cm" svg:x2="13.87cm" svg:y2="18.034cm">
          <text:p/>
        </draw:lin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7:21:18.517959086</meta:creation-date>
    <dc:date>2017-06-17T20:12:07.706862728</dc:date>
    <meta:editing-duration>PT2H9M2S</meta:editing-duration>
    <meta:editing-cycles>15</meta:editing-cycles>
    <meta:generator>LibreOffice/5.1.6.2$Linux_X86_64 LibreOffice_project/10m0$Build-2</meta:generator>
    <meta:document-statistic meta:object-count="399"/>
  </office:meta>
</office:document-meta>
</file>